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Credo Cloud-Storage project</text:h>
      <text:p text:style-name="Standard"><text:span text:style-name="T3">The goal of OpenCredo Cloud-Storage project is to facilitate communication between java application and storage in the cloud. It consist of 4 modules: - </text:span><text:span text:style-name="T5">cloud-storage-template</text:span><text:span text:style-name="T3">, </text:span><text:span text:style-name="T5">cloud-storage-s3</text:span><text:span text:style-name="T3">, </text:span><text:span text:style-name="T5">cloud-storage-azure</text:span><text:span text:style-name="T3"> and </text:span><text:span text:style-name="T5">cloud-storage-spring-integration-support</text:span><text:span text:style-name="T3">.</text:span></text:p>
      <text:list xml:id="list443219766" text:style-name="L1">
        <text:list-item>
          <text:p text:style-name="P1"><text:span text:style-name="T5">cloud-storage-template</text:span><text:span text:style-name="T3"> – defines simple API to interact with storages in the cloud.</text:span></text:p>
        </text:list-item>
        <text:list-item>
          <text:p text:style-name="P1"><text:span text:style-name="T5">cloud-storage-s3</text:span><text:span text:style-name="T6"> – is implementation of </text:span><text:span text:style-name="T5">cloud-storage-template</text:span><text:span text:style-name="T6"> and it gives possibility to interact with Amazon's Simple Storage Service (S3). It uses jets3t v.0.7.2 library (http://jets3t.s3.amazonaws.com) for communication with storage.</text:span></text:p>
        </text:list-item>
        <text:list-item>
          <text:p text:style-name="P1"><text:span text:style-name="T5">cloud-storage-azure</text:span><text:span text:style-name="T6"> – is also implementation of </text:span><text:span text:style-name="T5">cloud-storage-template</text:span><text:span text:style-name="T6"> and it connects Microsoft Azure Blob Service with java application. It uses REST API provided by Azure Blob Service.</text:span></text:p>
        </text:list-item>
        <text:list-item>
          <text:p text:style-name="P1"><text:span text:style-name="T5">cloud-storage-spring-integration-support</text:span><text:span text:style-name="T6"> – uses either implementation of </text:span><text:span text:style-name="T5">cloud-storage-template</text:span><text:span text:style-name="T1"> </text:span><text:span text:style-name="T3">and combines Spring-Integration based applications to use cloud storage.</text:span></text:p>
        </text:list-item>
      </text:list>
      <text:p text:style-name="Standard"><text:span text:style-name="T3">Project was tested [TBD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mas Lukosius</meta:initial-creator>
    <meta:creation-date>2010-01-15T17:11:22</meta:creation-date>
    <dc:date>2010-02-12T16:43:13</dc:date>
    <dc:creator>Tomas Lukosius</dc:creator>
    <meta:editing-duration>PT01H34M12S</meta:editing-duration>
    <meta:editing-cycles>41</meta:editing-cycles>
    <meta:generator>OpenOffice.org/3.1$Unix OpenOffice.org_project/310m19$Build-9420</meta:generator>
    <meta:document-statistic meta:table-count="0" meta:image-count="0" meta:object-count="0" meta:page-count="1" meta:paragraph-count="7" meta:word-count="121" meta:character-count="994"/>
  </office:meta>
</office:document-meta>
</file>